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automatic-styles>
    <style:style style:name="Tabela1" style:family="table">
      <style:table-properties style:width="16.166cm" fo:margin-left="0.145cm" table:align="left"/>
    </style:style>
    <style:style style:name="Tabela1.A" style:family="table-column">
      <style:table-column-properties style:column-width="14.159cm"/>
    </style:style>
    <style:style style:name="Tabela1.B" style:family="table-column">
      <style:table-column-properties style:column-width="0.66cm"/>
    </style:style>
    <style:style style:name="Tabela1.C" style:family="table-column">
      <style:table-column-properties style:column-width="0.635cm"/>
    </style:style>
    <style:style style:name="Tabela1.D" style:family="table-column">
      <style:table-column-properties style:column-width="0.713cm"/>
    </style:style>
    <style:style style:name="Tabela1.A1" style:family="table-cell">
      <style:table-cell-properties fo:padding-left="0.159cm" fo:padding-right="0.176cm" fo:padding-top="0.176cm" fo:padding-bottom="0.176cm" fo:border="1pt solid #000001" style:writing-mode="lr-tb"/>
    </style:style>
    <style:style style:name="Tabela2" style:family="table">
      <style:table-properties style:width="14.499cm" fo:margin-left="0.145cm" table:align="left"/>
    </style:style>
    <style:style style:name="Tabela2.A" style:family="table-column">
      <style:table-column-properties style:column-width="5.08cm"/>
    </style:style>
    <style:style style:name="Tabela2.B" style:family="table-column">
      <style:table-column-properties style:column-width="9.419cm"/>
    </style:style>
    <style:style style:name="Tabela2.A1" style:family="table-cell">
      <style:table-cell-properties fo:padding-left="0.159cm" fo:padding-right="0.176cm" fo:padding-top="0.176cm" fo:padding-bottom="0.176cm" fo:border="1pt solid #000001" style:writing-mode="lr-tb"/>
    </style:style>
    <style:style style:name="P1" style:family="paragraph" style:parent-style-name="Normal">
      <style:text-properties fo:language="pt" fo:country="BR"/>
    </style:style>
    <style:style style:name="P2" style:family="paragraph" style:parent-style-name="Normal">
      <style:paragraph-properties fo:text-align="justify" style:justify-single-word="false"/>
      <style:text-properties fo:language="pt" fo:country="BR"/>
    </style:style>
    <style:style style:name="P3" style:family="paragraph" style:parent-style-name="Normal">
      <style:paragraph-properties fo:line-height="100%" fo:orphans="0" fo:widows="0"/>
      <style:text-properties fo:language="pt" fo:country="BR"/>
    </style:style>
    <style:style style:name="P4" style:family="paragraph" style:parent-style-name="Normal">
      <style:paragraph-properties fo:line-height="100%" fo:text-align="center" style:justify-single-word="false" fo:orphans="0" fo:widows="0"/>
      <style:text-properties fo:language="pt" fo:country="BR"/>
    </style:style>
    <style:style style:name="P5" style:family="paragraph" style:parent-style-name="Normal">
      <style:text-properties fo:language="pt" fo:country="BR" fo:font-weight="bold" style:font-weight-asian="bold"/>
    </style:style>
    <style:style style:name="P6" style:family="paragraph" style:parent-style-name="Normal">
      <style:paragraph-properties fo:break-before="page"/>
    </style:style>
    <style:style style:name="P7" style:family="paragraph" style:parent-style-name="Normal">
      <style:paragraph-properties fo:margin-left="1.27cm" fo:margin-right="0cm" fo:text-indent="0cm" style:auto-text-indent="false">
        <style:tab-stops/>
      </style:paragraph-properties>
      <style:text-properties fo:language="pt" fo:country="BR"/>
    </style:style>
    <style:style style:name="P8" style:family="paragraph" style:parent-style-name="Normal">
      <style:paragraph-properties fo:margin-left="2.54cm" fo:margin-right="0cm" fo:text-indent="0cm" style:auto-text-indent="false">
        <style:tab-stops/>
      </style:paragraph-properties>
      <style:text-properties fo:language="pt" fo:country="BR"/>
    </style:style>
    <style:style style:name="P9" style:family="paragraph" style:parent-style-name="Parágrafo_20_da_20_Lista">
      <style:text-properties fo:language="pt" fo:country="BR"/>
    </style:style>
    <style:style style:name="P10" style:family="paragraph" style:parent-style-name="Heading_20_2">
      <style:text-properties fo:language="pt" fo:country="BR"/>
    </style:style>
    <style:style style:name="P11" style:family="paragraph" style:parent-style-name="Subtitle">
      <style:paragraph-properties fo:margin-top="0cm" fo:margin-bottom="0.353cm" loext:contextual-spacing="false" fo:text-align="center" style:justify-single-word="false"/>
      <style:text-properties style:font-name="Trebuchet MS" fo:font-size="13pt" fo:language="pt" fo:country="BR" fo:font-style="italic" style:font-name-asian="Trebuchet MS" style:font-size-asian="13pt" style:font-style-asian="italic" style:font-name-complex="Trebuchet MS" style:font-size-complex="13pt"/>
    </style:style>
    <style:style style:name="P12" style:family="paragraph" style:parent-style-name="Título" style:master-page-name="MP0">
      <style:paragraph-properties fo:margin-top="0cm" fo:margin-bottom="0cm" loext:contextual-spacing="false" fo:text-align="center" style:justify-single-word="false" style:page-number="1" fo:break-before="page"/>
      <style:text-properties style:font-name="Trebuchet MS" fo:font-size="21pt" fo:language="pt" fo:country="BR" style:font-name-asian="Trebuchet MS" style:font-size-asian="21pt" style:font-name-complex="Trebuchet MS" style:font-size-complex="21pt"/>
    </style:style>
    <style:style style:name="P13" style:family="paragraph" style:parent-style-name="Normal" style:list-style-name="L1">
      <style:paragraph-properties fo:text-align="justify" style:justify-single-word="false"/>
      <style:text-properties fo:language="pt" fo:country="BR"/>
    </style:style>
    <style:style style:name="P14" style:family="paragraph" style:parent-style-name="Normal" style:list-style-name="L3">
      <style:text-properties fo:language="pt" fo:country="BR"/>
    </style:style>
    <style:style style:name="P15" style:family="paragraph" style:parent-style-name="Normal" style:list-style-name="L5">
      <style:text-properties fo:language="pt" fo:country="BR"/>
    </style:style>
    <style:style style:name="P16" style:family="paragraph" style:parent-style-name="Normal" style:list-style-name="L1">
      <style:paragraph-properties fo:text-align="justify" style:justify-single-word="false"/>
    </style:style>
    <style:style style:name="P17" style:family="paragraph" style:parent-style-name="Normal" style:list-style-name="L2"/>
    <style:style style:name="P18" style:family="paragraph" style:parent-style-name="Normal">
      <style:paragraph-properties fo:margin-top="0cm" fo:margin-bottom="0.353cm" loext:contextual-spacing="false" fo:text-align="center" style:justify-single-word="false"/>
      <style:text-properties style:font-name="Trebuchet MS" fo:font-size="13pt" fo:language="pt" fo:country="BR" fo:font-style="italic" officeooo:rsid="0018ee89" style:font-name-asian="Trebuchet MS" style:font-size-asian="13pt" style:font-style-asian="italic" style:font-name-complex="Trebuchet MS" style:font-size-complex="13pt"/>
    </style:style>
    <style:style style:name="P19" style:family="paragraph" style:parent-style-name="Parágrafo_20_da_20_Lista" style:list-style-name="L4"/>
    <style:style style:name="P20" style:family="paragraph">
      <loext:graphic-properties draw:fill="solid" draw:fill-color="#a0a0a0" draw:opacity="100%"/>
    </style:style>
    <style:style style:name="T1" style:family="text">
      <style:text-properties fo:language="pt" fo:country="BR"/>
    </style:style>
    <style:style style:name="T2"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3" style:family="text">
      <style:text-properties fo:language="pt" fo:country="BR" fo:font-weight="bold" style:font-weight-asian="bold"/>
    </style:style>
    <style:style style:name="T4" style:family="text">
      <style:text-properties fo:language="pt" fo:country="BR" fo:font-style="italic" style:font-style-asian="italic"/>
    </style:style>
    <style:style style:name="T5" style:family="text">
      <style:text-properties fo:color="#ff0000" fo:language="pt" fo:country="BR" fo:font-weight="bold" style:font-weight-asian="bold"/>
    </style:style>
    <style:style style:name="T6" style:family="text">
      <style:text-properties fo:color="#ff0000" fo:font-size="11pt" fo:language="pt" fo:country="BR" fo:font-weight="bold" style:font-size-asian="11pt" style:font-weight-asian="bold" style:font-size-complex="11pt"/>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fo:min-height="0cm" fo:min-width="0cm"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 text:name="_hjy8l4fcdrea"/>CES-28 Prova 3 - 2017</text:p>
      <text:p text:style-name="P11"><text:bookmark text:name="_mqshvfcthjzn"/>Sem consulta - individual - com computador – 3h</text:p>
      <text:p text:style-name="P18">Dylan Nakandakari Sugimoto</text:p>
      <text:p text:style-name="P2">Obs.:</text:p>
      <text:list xml:id="list8657629507350287713" text:style-name="L1">
        <text:list-item>
          <text:p text:style-name="P13">Qualquer dúvida de codificação Java só pode ser sanada com textos/sites oficiais da Oracle ou JUnit.</text:p>
          <text:list>
            <text:list-item>
              <text:p text:style-name="P13">Exceção são idiomas (ou ‘macacos’) da linguagem como sintaxe do método .equals(), ou sintaxe de set para percorrer collections, não relacionados ao exercício sendo resolvido. Nesse caso, podem procurar exemplos da sintaxe na web.</text:p>
            </text:list-item>
          </text:list>
        </text:list-item>
        <text:list-item>
          <text:p text:style-name="P13">Sobre o uso do mockito, podem usar sites de ajuda online para procurar exemplos da sintaxe para os testes, e o próprio material da aula com pdfs, exemplos de codigo e labs, inclusive o seu código, mas sem usar código de outros alunos.</text:p>
        </text:list-item>
        <text:list-item>
          <text:p text:style-name="P13">Questões com itens diversos, favor identificar claramente pela letra que representa o item, para que eu saiba precisamente a que item corresponde a resposta dada!</text:p>
        </text:list-item>
        <text:list-item>
          <text:p text:style-name="P16"><text:span text:style-name="Fonte_20_parág._20_padrão"><text:span text:style-name="T1">Só </text:span></text:span><text:span text:style-name="Fonte_20_parág._20_padrão"><text:span text:style-name="T2">precisa</text:span></text:span><text:span text:style-name="Fonte_20_parág._20_padrão"><text:span text:style-name="T1"> implementar usando o Eclipse ou outro ambiente Java as questões ou itens indicados com o rótulo </text:span></text:span><text:span text:style-name="Fonte_20_parág._20_padrão"><text:span text:style-name="T5">[IMPLEMENTAÇÃO]</text:span></text:span><text:span text:style-name="Fonte_20_parág._20_padrão"><text:span text:style-name="T1">! Para as outras questões, você </text:span></text:span><text:span text:style-name="Fonte_20_parág._20_padrão"><text:span text:style-name="T2">pode</text:span></text:span><text:span text:style-name="Fonte_20_parág._20_padrão"><text:span text:style-name="T1"> usar o Eclipse caso se sinta mais confortavel digitando os exemplos, mas não precisa de um código completo, executando. Basta incluir trechos de código no texto da resposta.</text:span></text:span></text:p>
        </text:list-item>
        <text:list-item>
          <text:p text:style-name="P16"><text:span text:style-name="Fonte_20_parág._20_padrão"><text:span text:style-name="T1">Submeter: a) Código completo e funcional da questão </text:span></text:span><text:span text:style-name="Fonte_20_parág._20_padrão"><text:span text:style-name="T5">[IMPLEMENTAÇÃO]</text:span></text:span><text:span text:style-name="Fonte_20_parág._20_padrão"><text:span text:style-name="T3">; b) </text:span></text:span><text:span text:style-name="Fonte_20_parág._20_padrão"><text:span text:style-name="T1">arquivo PDF com respostas, código incluso no texto para as outras questões. Use os números das questões para identificá-las.</text:span></text:span></text:p>
        </text:list-item>
        <text:list-item>
          <text:p text:style-name="P16"><text:span text:style-name="Fonte_20_parág._20_padrão"><text:span text:style-name="T1">No caso de diagramas, vale usar qualquer editor de diagrama, e vale também desenhar no papel, tirar foto, e </text:span></text:span><text:span text:style-name="Fonte_20_parág._20_padrão"><text:span text:style-name="T3">incluir a foto no pdf dentro da resposta, não como anexo separado</text:span></text:span><text:span text:style-name="Fonte_20_parág._20_padrão"><text:span text:style-name="T1">. Atenção: </text:span></text:span><text:span text:style-name="Fonte_20_parág._20_padrão"><text:span text:style-name="T2">use linhas grossas, garanta que a foto é legível</text:span></text:span><text:span text:style-name="Fonte_20_parág._20_padrão"><text:span text:style-name="T1">!!!! </text:span></text:span></text:p>
        </text:list-item>
      </text:list>
      <text:h text:style-name="Heading_20_2" text:outline-level="2"><text:bookmark text:name="_w8yet5siqv6j"/><text:span text:style-name="Fonte_20_parág._20_padrão"><text:span text:style-name="T1"><draw:custom-shape text:anchor-type="as-char" svg:y="0cm" draw:z-index="0" draw:name="Retângulo 1" draw:style-name="gr1" draw:text-style-name="P20" svg:width="0.004cm" svg:height="0.055cm"><text:p/><draw:enhanced-geometry svg:viewBox="0 0 21600 21600" draw:type="non-primitive" draw:enhanced-path="M 0 0 L 21600 0 21600 21600 0 21600 Z N"/></draw:custom-shape></text:span></text:span></text:h>
      <text:h text:style-name="Heading_20_2" text:outline-level="2"><text:bookmark text:name="_avxqt5mmyed3"/><text:span text:style-name="Fonte_20_parág._20_padrão"><text:span text:style-name="T1">Joãozinho programa Interpolação </text:span></text:span><text:span text:style-name="Fonte_20_parág._20_padrão"><text:span text:style-name="T6">[IMPLEMENTAÇÃO]</text:span></text:span></text:h>
      <text:p text:style-name="Normal"><text:span text:style-name="Fonte_20_parág._20_padrão"><text:span text:style-name="T1">O </text:span></text:span><text:span text:style-name="Fonte_20_parág._20_padrão"><text:span text:style-name="T4">package</text:span></text:span><text:span text:style-name="Fonte_20_parág._20_padrão"><text:span text:style-name="T1"> InterpV0 inclui uma aplicação de interpolação numérica. Há duas classes que implementam métodos de interpolação (não precisa lembrar os detalhes de CCI22, basta lembrar o conceito de interpolação). E há outra classe MyInterpolationApp que realiza todo o trabalho. A proposta principal desta questão é transformar o package de Joãozinho em 3 </text:span></text:span><text:span text:style-name="Fonte_20_parág._20_padrão"><text:span text:style-name="T4">packages</text:span></text:span><text:span text:style-name="Fonte_20_parág._20_padrão"><text:span text:style-name="T1"> Model, View e Presenter que implementam o padrão arquitetural MVP.</text:span></text:span></text:p>
      <text:p text:style-name="P1"/>
      <text:p text:style-name="P1">Deve incluir uma view funcional, mas que imprime no console, e com métodos que simulam entrada do usuário humano. Por exemplo, se o usuário humano deveria digitar um inteiro, basta haver um método set(int value). Quando a main() chamar este método, simulamos entrada de usuário. </text:p>
      <text:p text:style-name="P1"/>
      <text:p text:style-name="P6"/>
      <text:p text:style-name="P1">Deve garantir que:</text:p>
      <text:list xml:id="list8424986433518933179" text:style-name="L2">
        <text:list-item>
          <text:p text:style-name="P17"><text:span text:style-name="Fonte_20_parág._20_padrão"><text:span text:style-name="T3">[2 pt] O conceito de camadas seja seguido estritamente, e cada camada esteja em um package separado</text:span></text:span><text:span text:style-name="Fonte_20_parág._20_padrão"><text:span text:style-name="T1">. </text:span></text:span></text:p>
        </text:list-item>
      </text:list>
      <text:p text:style-name="P7"/>
      <text:list xml:id="list133420773316119" text:continue-numbering="true" text:style-name="L2">
        <text:list-item>
          <text:p text:style-name="P17"><text:span text:style-name="Fonte_20_parág._20_padrão"><text:span text:style-name="T3">[2 pt]</text:span></text:span><text:span text:style-name="Fonte_20_parág._20_padrão"><text:span text:style-name="T1"> Que seja possível adicionar outras implementações da camada View, com as mesmas responsabilidades, e usar várias instâncias de Views diferentes ao mesmo tempo com a mesma instância de Presenter e Model, </text:span></text:span><text:span text:style-name="Fonte_20_parág._20_padrão"><text:span text:style-name="T3">sem necessitar mudar o código de Presenter ou Model</text:span></text:span><text:span text:style-name="Fonte_20_parág._20_padrão"><text:span text:style-name="T1">. </text:span></text:span></text:p>
        </text:list-item>
      </text:list>
      <text:p text:style-name="P7"/>
      <text:list xml:id="list133421469877534" text:continue-numbering="true" text:style-name="L2">
        <text:list-item>
          <text:p text:style-name="P17"><text:span text:style-name="Fonte_20_parág._20_padrão"><text:span text:style-name="T3">[2 pt] SUBQUESTÃO </text:span></text:span><text:span text:style-name="Fonte_20_parág._20_padrão"><text:span text:style-name="T5">[IMPLEMENTAÇÃO]</text:span></text:span><text:span text:style-name="Fonte_20_parág._20_padrão"><text:span text:style-name="T3">:</text:span></text:span><text:span text:style-name="Fonte_20_parág._20_padrão"><text:span text:style-name="T1"> (</text:span></text:span><text:span text:style-name="Fonte_20_parág._20_padrão"><text:span text:style-name="T2">esta parte envolve um padrão de projeto além do MVP</text:span></text:span><text:span text:style-name="Fonte_20_parág._20_padrão"><text:span text:style-name="T1">). Seja possível implementar e escolher outros algoritmos de interpolação, </text:span></text:span><text:span text:style-name="Fonte_20_parág._20_padrão"><text:span text:style-name="T3">sem precisar mudar nada no código além de uma chamada de método para registrar o novo algoritmo.</text:span></text:span><text:span text:style-name="Fonte_20_parág._20_padrão"><text:span text:style-name="T1"> </text:span></text:span><text:span text:style-name="Fonte_20_parág._20_padrão"><text:span text:style-name="T4">As camadas superiores apenas precisam escolher uma String correspondendo ao nome do método de interpolação desejado.</text:span></text:span><text:span text:style-name="Fonte_20_parág._20_padrão"><text:span text:style-name="T1"> </text:span></text:span></text:p>
        </text:list-item>
      </text:list>
      <text:p text:style-name="P8"/>
      <text:p text:style-name="Normal"><text:span text:style-name="Fonte_20_parág._20_padrão"><text:span text:style-name="T3">[1 pt ]</text:span></text:span><text:span text:style-name="Fonte_20_parág._20_padrão"><text:span text:style-name="T1"> Para cada uma das responsabilidades de MyInterpolationApp, indicadas com comentários no código e listadas abaixo, indique marcando uma <text:s/>colunas entre M, V ou P neste documento em qual camada deve ser incluída CADA responsabilidade. </text:span></text:span><text:span text:style-name="Fonte_20_parág._20_padrão"><text:span text:style-name="T3">DEVE CORRESPONDER AO SEU CÓDIGO</text:span></text:span><text:span text:style-name="Fonte_20_parág._20_padrão"><text:span text:style-name="T1">:</text:span></text:span></text:p>
      <text:p text:style-name="P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
          </table:table-cell>
          <table:table-cell table:style-name="Tabela1.A1" office:value-type="string">
            <text:p text:style-name="P3">M</text:p>
          </table:table-cell>
          <table:table-cell table:style-name="Tabela1.A1" office:value-type="string">
            <text:p text:style-name="P3">V</text:p>
          </table:table-cell>
          <table:table-cell table:style-name="Tabela1.A1" office:value-type="string">
            <text:p text:style-name="P3">P</text:p>
          </table:table-cell>
        </table:table-row>
        <table:table-row>
          <table:table-cell table:style-name="Tabela1.A1" office:value-type="string">
            <text:list xml:id="list6267038737532505688" text:style-name="L3">
              <text:list-item>
                <text:p text:style-name="P14">RESPONSABILITY: DEFINIR PONTO DE INTERPOLACAO (LEITURA ENTRADA DE USUARIO HUMAN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3"/>
          </table:table-cell>
        </table:table-row>
        <table:table-row>
          <table:table-cell table:style-name="Tabela1.A1" office:value-type="string">
            <text:list xml:id="list133421917379337" text:continue-numbering="true" text:style-name="L3">
              <text:list-item>
                <text:p text:style-name="P14">RESPONSABILITY: DEFINIR QUAL EH O ARQUIVO COM DADOS DE PONTOS DA FUNCAO (LEITURA ENTRADA DE USUARIO HUMAN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3"/>
          </table:table-cell>
        </table:table-row>
        <table:table-row>
          <table:table-cell table:style-name="Tabela1.A1" office:value-type="string">
            <text:list xml:id="list133422617629864" text:continue-numbering="true" text:style-name="L3">
              <text:list-item>
                <text:p text:style-name="P14">RESPONSABILITY: ABRIR E LER ARQUIVO DE DADOS</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3"/>
          </table:table-cell>
        </table:table-row>
        <table:table-row>
          <table:table-cell table:style-name="Tabela1.A1" office:value-type="string">
            <text:list xml:id="list133420951181362" text:continue-numbering="true" text:style-name="L3">
              <text:list-item>
                <text:p text:style-name="P14">RESPONSABILITY: IMPRIMIR RESULTADOS</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3"/>
          </table:table-cell>
        </table:table-row>
        <table:table-row>
          <table:table-cell table:style-name="Tabela1.A1" office:value-type="string">
            <text:list xml:id="list133422519731042" text:continue-numbering="true" text:style-name="L3">
              <text:list-item>
                <text:p text:style-name="P14">RESPONSABILITY: DADO O VALOR DE X, EFETIVAMENTE LER O ARQUIV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3"/>
          </table:table-cell>
        </table:table-row>
        <table:table-row>
          <table:table-cell table:style-name="Tabela1.A1" office:value-type="string">
            <text:list xml:id="list133421940978049" text:continue-numbering="true" text:style-name="L3">
              <text:list-item>
                <text:p text:style-name="P14">RESPONSABILITY: DADO O VALOR DE X, EFETIVAMENTE CHAMAR O CALCUL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3"/>
          </table:table-cell>
        </table:table-row>
        <table:table-row>
          <table:table-cell table:style-name="Tabela1.A1" office:value-type="string">
            <text:list xml:id="list133421946735136" text:continue-numbering="true" text:style-name="L3">
              <text:list-item>
                <text:p text:style-name="P14">RESPONSABILITY: CRIAR O OBJETO CORRESPONDENTE AO METODO DE INTERPOLACAO DESEJAD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3"/>
          </table:table-cell>
        </table:table-row>
        <table:table-row>
          <table:table-cell table:style-name="Tabela1.A1" office:value-type="string">
            <text:list xml:id="list133422197929165" text:continue-numbering="true" text:style-name="L3">
              <text:list-item>
                <text:p text:style-name="P14">RESPONSABILIDADE: EFETIVAMENTE IMPLEMENTAR UM METODO DE INTERPOLACA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3"/>
          </table:table-cell>
        </table:table-row>
      </table:table>
      <text:p text:style-name="P1"/>
      <text:p text:style-name="P1"/>
      <text:p text:style-name="P1"/>
      <text:h text:style-name="Heading_20_2" text:outline-level="2"><text:bookmark text:name="_x5heyw9nzyw4"/><text:soft-page-break/><text:span text:style-name="Fonte_20_parág._20_padrão"><text:span text:style-name="T1"><draw:custom-shape text:anchor-type="as-char" svg:y="0cm" draw:z-index="1" draw:name="Retângulo 2" draw:style-name="gr1" draw:text-style-name="P20" svg:width="0.004cm" svg:height="0.055cm"><text:p/><draw:enhanced-geometry svg:viewBox="0 0 21600 21600" draw:type="non-primitive" draw:enhanced-path="M 0 0 L 21600 0 21600 21600 0 21600 Z N"/></draw:custom-shape></text:span></text:span></text:h>
      <text:h text:style-name="P10" text:outline-level="2"><text:bookmark text:name="_pdndq7arlqem"/>GRASP x SOLID</text:h>
      <text:p text:style-name="Normal"><text:span text:style-name="Fonte_20_parág._20_padrão"><text:span text:style-name="T3">[1pt : 0.5 por princípio]</text:span></text:span><text:span text:style-name="Fonte_20_parág._20_padrão"><text:span text:style-name="T1"> Para a solução do exercício da interpolação, explique como a solução final promove 2 princípios GRASP ou SOLID (não vale os princípios que apenas definem menor acoplamento e separação de responsabilidades, High Coesion, Low Coupling, Single Responsability).</text:span></text:span></text:p>
      <text:h text:style-name="Heading_20_2" text:outline-level="2"><text:bookmark text:name="_l94hpey2jpmi"/><text:span text:style-name="Fonte_20_parág._20_padrão"><text:span text:style-name="T1"><draw:custom-shape text:anchor-type="as-char" svg:y="0cm" draw:z-index="2" draw:name="Retângulo 3" draw:style-name="gr1" draw:text-style-name="P20" svg:width="0.004cm" svg:height="0.055cm"><text:p/><draw:enhanced-geometry svg:viewBox="0 0 21600 21600" draw:type="non-primitive" draw:enhanced-path="M 0 0 L 21600 0 21600 21600 0 21600 Z N"/></draw:custom-shape></text:span></text:span></text:h>
      <text:h text:style-name="P10" text:outline-level="2"><text:bookmark text:name="_jvne01fi1ufy"/>DPs são tijolos para construir Frameworks</text:h>
      <text:p text:style-name="P5">[2 pt: 2 * { a) [0.5] b [0.5] } ]</text:p>
      <text:p text:style-name="Normal"><text:span text:style-name="Fonte_20_parág._20_padrão"><text:span text:style-name="T1">Escolha </text:span></text:span><text:span text:style-name="Fonte_20_parág._20_padrão"><text:span text:style-name="T3">2 (dois)</text:span></text:span><text:span text:style-name="Fonte_20_parág._20_padrão"><text:span text:style-name="T1"> DPs que </text:span></text:span><text:span text:style-name="Fonte_20_parág._20_padrão"><text:span text:style-name="T2">ao serem aplicados como parte do código de um Framework</text:span></text:span><text:span text:style-name="Fonte_20_parág._20_padrão"><text:span text:style-name="T1">, promovam: </text:span></text:span></text:p>
      <text:list xml:id="list3560379266399490078" text:style-name="L4">
        <text:list-item>
          <text:p text:style-name="P19"><text:span text:style-name="Fonte_20_parág._20_padrão"><text:span text:style-name="T1">o </text:span></text:span><text:span text:style-name="Fonte_20_parág._20_padrão"><text:span text:style-name="T3">reuso de código</text:span></text:span><text:span text:style-name="Fonte_20_parág._20_padrão"><text:span text:style-name="T1"> </text:span></text:span></text:p>
        </text:list-item>
        <text:list-item>
          <text:p text:style-name="P19"><text:span text:style-name="Fonte_20_parág._20_padrão"><text:span text:style-name="T1">a </text:span></text:span><text:span text:style-name="Fonte_20_parág._20_padrão"><text:span text:style-name="T3">separação de interesses</text:span></text:span><text:span text:style-name="Fonte_20_parág._20_padrão"><text:span text:style-name="T1"> (separation of concerns), entre o código do framework e o código do programador-usuário do framework.</text:span></text:span></text:p>
        </text:list-item>
      </text:list>
      <text:p text:style-name="P9"/>
      <text:p text:style-name="Normal"><text:span text:style-name="Fonte_20_parág._20_padrão"><text:span text:style-name="T1">Explique conceitualmente como cada um 2 DPs promove os 2 conceitos a) e b). Vale usar diagramas UML na explicação, mas </text:span></text:span><text:span text:style-name="Fonte_20_parág._20_padrão"><text:span text:style-name="T4">deixe claro o que deve ser implementado pelo framework e o que deve ser implementado pelo programador-usuário do framework</text:span></text:span><text:span text:style-name="Fonte_20_parág._20_padrão"><text:span text:style-name="T1">.</text:span></text:span></text:p>
      <text:h text:style-name="Heading_20_2" text:outline-level="2"><text:bookmark text:name="_ktsymdxvq3vg"/><text:span text:style-name="Fonte_20_parág._20_padrão"><text:span text:style-name="T1"><draw:custom-shape text:anchor-type="as-char" svg:y="0cm" draw:z-index="3" draw:name="Retângulo 4" draw:style-name="gr1" draw:text-style-name="P20" svg:width="0.004cm" svg:height="0.055cm"><text:p/><draw:enhanced-geometry svg:viewBox="0 0 21600 21600" draw:type="non-primitive" draw:enhanced-path="M 0 0 L 21600 0 21600 21600 0 21600 Z N"/></draw:custom-shape></text:span></text:span></text:h>
      <text:h text:style-name="P10" text:outline-level="2"><text:bookmark text:name="_ybx391th2w4p"/>Abusus non tollit Usum</text:h>
      <text:p text:style-name="P1"/>
      <table:table table:name="Tabela2" table:style-name="Tabela2">
        <table:table-column table:style-name="Tabela2.A"/>
        <table:table-column table:style-name="Tabela2.B"/>
        <table:table-row>
          <table:table-cell table:style-name="Tabela2.A1" office:value-type="string">
            <text:p text:style-name="P3">Conceito</text:p>
          </table:table-cell>
          <table:table-cell table:style-name="Tabela2.A1" office:value-type="string">
            <text:p text:style-name="P3">Consequência do Abuso do conceito</text:p>
            <text:p text:style-name="P3">Marque o número apropriado conforme lista abaixo</text:p>
          </table:table-cell>
        </table:table-row>
        <table:table-row>
          <table:table-cell table:style-name="Tabela2.A1" office:value-type="string">
            <text:p text:style-name="P3">Singleton DP</text:p>
          </table:table-cell>
          <table:table-cell table:style-name="Tabela2.A1" office:value-type="string">
            <text:p text:style-name="P4">1 <text:s text:c="8"/>2 <text:s text:c="7"/>3</text:p>
          </table:table-cell>
        </table:table-row>
        <table:table-row>
          <table:table-cell table:style-name="Tabela2.A1" office:value-type="string">
            <text:p text:style-name="P3">Dependency Injection</text:p>
          </table:table-cell>
          <table:table-cell table:style-name="Tabela2.A1" office:value-type="string">
            <text:p text:style-name="P4">1 <text:s text:c="8"/>2 <text:s text:c="7"/>3</text:p>
          </table:table-cell>
        </table:table-row>
        <table:table-row>
          <table:table-cell table:style-name="Tabela2.A1" office:value-type="string">
            <text:p text:style-name="P3">Getters and Setters</text:p>
          </table:table-cell>
          <table:table-cell table:style-name="Tabela2.A1" office:value-type="string">
            <text:p text:style-name="P4">1 <text:s text:c="8"/>2 <text:s text:c="7"/>3</text:p>
          </table:table-cell>
        </table:table-row>
      </table:table>
      <text:p text:style-name="P1"/>
      <text:list xml:id="list1511810378521307393" text:style-name="L5">
        <text:list-item>
          <text:p text:style-name="P15">Excessiva quantidade de código e classes auxiliares para inicializar objetos</text:p>
        </text:list-item>
        <text:list-item>
          <text:p text:style-name="P15">Acoplamento excessivo e código difícil de entender devido à proliferação de Dependências e conflitos de nomes.</text:p>
        </text:list-item>
        <text:list-item>
          <text:p text:style-name="P15">Confusão semântica dependendo da ordem de chamada de métodos, resultando em objetos com estado inválido.</text:p>
        </text:list-item>
      </text:list>
      <text:p text:style-name="P1"/>
      <text:p text:style-name="Normal"><text:span text:style-name="Fonte_20_parág._20_padrão"><text:span text:style-name="T1">a) </text:span></text:span><text:span text:style-name="Fonte_20_parág._20_padrão"><text:span text:style-name="T3">[0.5]</text:span></text:span><text:span text:style-name="Fonte_20_parág._20_padrão"><text:span text:style-name="T1"> Associe cada conceito à consequência do seu abuso, marcando os números apropriados na a tabela acima, conforme a lista acima.</text:span></text:span></text:p>
      <text:p text:style-name="P1"/>
      <text:p text:style-name="Normal"><text:soft-page-break/><text:span text:style-name="Fonte_20_parág._20_padrão"><text:span text:style-name="T1">b) </text:span></text:span><text:span text:style-name="Fonte_20_parág._20_padrão"><text:span text:style-name="T3">[1 ]</text:span></text:span><text:span text:style-name="Fonte_20_parág._20_padrão"><text:span text:style-name="T1"> Escolha Singleton ou Dependency Injection e explique a causa da consequência, explicando o contexto do abuso do conceito. </text:span></text:span></text:p>
      <text:p text:style-name="P1"/>
      <text:p text:style-name="Normal"><text:span text:style-name="Fonte_20_parág._20_padrão"><text:span text:style-name="T1">c) </text:span></text:span><text:span text:style-name="Fonte_20_parág._20_padrão"><text:span text:style-name="T3">[0.5] </text:span></text:span><text:span text:style-name="Fonte_20_parág._20_padrão"><text:span text:style-name="T1">Para o mesmo conceito escolhido em b), explique um contexto de uso apropriado, em que há razões claras para se utilizar o conceito sem incorrer nas consequências negativas.</text:span></text:span></text:p>
      <text:p text:style-name="P1"/>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fo:background-color="transparent"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Normal"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Normal"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Normal"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_64 LibreOffice_project/490fc03b25318460cfc54456516ea2519c11d1aa</meta:generator>
    <dc:title/>
    <dc:description/>
    <dc:subject/>
    <meta:initial-creator>Dylan Sugimoto</meta:initial-creator>
    <meta:creation-date>2017-11-20T15:30:00Z</meta:creation-date>
    <dc:date>2017-11-20T13:34:17.199000000</dc:date>
    <meta:editing-cycles>3</meta:editing-cycles>
    <meta:editing-duration>PT1M1S</meta:editing-duration>
    <meta:document-statistic meta:table-count="2" meta:image-count="0" meta:object-count="0" meta:page-count="4" meta:paragraph-count="58" meta:word-count="919" meta:character-count="5766" meta:non-whitespace-character-count="4869"/>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